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12a9" officeooo:paragraph-rsid="001212a9"/>
    </style:style>
    <style:style style:name="P2" style:family="paragraph" style:parent-style-name="Standard">
      <style:text-properties officeooo:paragraph-rsid="001212a9"/>
    </style:style>
    <style:style style:name="P3" style:family="paragraph" style:parent-style-name="Standard">
      <style:text-properties officeooo:rsid="0012df2a" officeooo:paragraph-rsid="0012df2a"/>
    </style:style>
    <style:style style:name="P4" style:family="paragraph" style:parent-style-name="Standard">
      <style:text-properties officeooo:rsid="0012f463" officeooo:paragraph-rsid="0012f463"/>
    </style:style>
    <style:style style:name="P5" style:family="paragraph" style:parent-style-name="Standard">
      <style:text-properties officeooo:rsid="0012f463" officeooo:paragraph-rsid="001629f4"/>
    </style:style>
    <style:style style:name="P6" style:family="paragraph" style:parent-style-name="Standard">
      <style:text-properties fo:font-weight="bold" officeooo:rsid="001629f4" officeooo:paragraph-rsid="001629f4" style:font-weight-asian="bold" style:font-weight-complex="bold"/>
    </style:style>
    <style:style style:name="P7" style:family="paragraph" style:parent-style-name="Standard">
      <style:text-properties fo:font-weight="bold" officeooo:rsid="001212a9" officeooo:paragraph-rsid="00156f21" style:font-weight-asian="bold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2f463" officeooo:paragraph-rsid="0012f463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12df2a" officeooo:paragraph-rsid="0012df2a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1629f4" officeooo:paragraph-rsid="001629f4"/>
    </style:style>
    <style:style style:name="P11" style:family="paragraph" style:parent-style-name="Standard">
      <style:text-properties style:font-name="Liberation Serif" fo:font-size="14pt" fo:font-weight="bold" officeooo:paragraph-rsid="00156f21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erif" fo:font-size="14pt" fo:font-weight="bold" officeooo:rsid="0016485b" officeooo:paragraph-rsid="0016485b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erif" fo:font-size="14pt" fo:font-weight="normal" officeooo:rsid="0016485b" officeooo:paragraph-rsid="0016485b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Liberation Serif" fo:font-size="12pt" fo:font-weight="bold" officeooo:rsid="0016485b" officeooo:paragraph-rsid="0016485b" style:font-size-asian="10.5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weight="bold" officeooo:rsid="0016485b" officeooo:paragraph-rsid="00175302" style:font-size-asian="10.5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weight="bold" officeooo:rsid="0016485b" officeooo:paragraph-rsid="00180fe5" style:font-size-asian="10.5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font-style="normal" fo:font-weight="normal" officeooo:rsid="0016485b" officeooo:paragraph-rsid="0016485b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Liberation Serif" fo:font-size="12pt" fo:font-weight="normal" officeooo:rsid="0016485b" officeooo:paragraph-rsid="0016485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break-before="page"/>
      <style:text-properties fo:font-weight="bold" officeooo:rsid="0016485b" officeooo:paragraph-rsid="0016485b" style:font-weight-asian="bold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style:font-name="Liberation Serif" fo:font-size="12pt" fo:font-style="normal" fo:font-weight="normal" officeooo:rsid="0016485b" officeooo:paragraph-rsid="001750e9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/>
      <style:text-properties style:font-name="Liberation Serif" fo:font-size="12pt" fo:font-style="normal" fo:font-weight="normal" officeooo:rsid="0016485b" officeooo:paragraph-rsid="00180fe5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Heading_20_2">
      <style:paragraph-properties fo:margin-top="0cm" fo:margin-bottom="0cm" loext:contextual-spacing="false"/>
      <style:text-properties style:font-name="Liberation Serif" fo:font-size="12pt" fo:font-style="italic" fo:font-weight="bold" officeooo:rsid="0016485b" officeooo:paragraph-rsid="001750e9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Text_20_body">
      <style:text-properties fo:font-weight="bold" officeooo:rsid="0016485b" officeooo:paragraph-rsid="0016485b" style:font-weight-asian="bold" style:font-weight-complex="bold"/>
    </style:style>
    <style:style style:name="P24" style:family="paragraph" style:parent-style-name="Text_20_body">
      <style:text-properties fo:font-weight="bold" officeooo:rsid="0016485b" officeooo:paragraph-rsid="00175302" style:font-weight-asian="bold" style:font-weight-complex="bold"/>
    </style:style>
    <style:style style:name="P25" style:family="paragraph" style:parent-style-name="Text_20_body">
      <style:text-properties fo:font-weight="bold" officeooo:rsid="0016485b" officeooo:paragraph-rsid="00180fe5" style:font-weight-asian="bold" style:font-weight-complex="bold"/>
    </style:style>
    <style:style style:name="P26" style:family="paragraph" style:parent-style-name="Text_20_body">
      <style:text-properties officeooo:paragraph-rsid="00168467"/>
    </style:style>
    <style:style style:name="P27" style:family="paragraph" style:parent-style-name="Text_20_body">
      <style:text-properties style:font-name="Liberation Serif" fo:font-size="12pt" fo:font-style="italic" fo:font-weight="bold" officeooo:rsid="00168467" officeooo:paragraph-rsid="00168467" style:font-size-asian="10.5pt" style:font-style-asian="italic" style:font-weight-asian="bold" style:font-size-complex="12pt" style:font-style-complex="italic" style:font-weight-complex="bold"/>
    </style:style>
    <style:style style:name="P28" style:family="paragraph" style:parent-style-name="Text_20_body">
      <style:text-properties style:font-name="Liberation Serif" fo:font-size="12pt" fo:font-style="normal" fo:font-weight="normal" officeooo:rsid="00168467" officeooo:paragraph-rsid="00168467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text-properties style:font-name="Liberation Serif" fo:font-size="12pt" fo:font-style="normal" fo:font-weight="normal" officeooo:rsid="00168467" officeooo:paragraph-rsid="00180fe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">
      <style:text-properties style:font-name="Liberation Serif" fo:font-size="12pt" fo:font-style="normal" fo:font-weight="normal" officeooo:rsid="0016485b" officeooo:paragraph-rsid="0016485b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 style:list-style-name="L2"/>
    <style:style style:name="P32" style:family="paragraph" style:parent-style-name="Text_20_body" style:list-style-name="L2">
      <style:text-properties style:font-name="Liberation Serif" fo:font-size="12pt" fo:font-weight="normal" officeooo:rsid="0016485b" officeooo:paragraph-rsid="0016485b" style:font-size-asian="10.5pt" style:font-weight-asian="normal" style:font-size-complex="12pt" style:font-weight-complex="normal"/>
    </style:style>
    <style:style style:name="P33" style:family="paragraph" style:parent-style-name="Text_20_body" style:list-style-name="L3">
      <style:text-properties style:font-name="Liberation Serif" fo:font-size="12pt" fo:font-weight="normal" officeooo:rsid="0016485b" officeooo:paragraph-rsid="0016485b" style:font-size-asian="10.5pt" style:font-weight-asian="normal" style:font-size-complex="12pt" style:font-weight-complex="normal"/>
    </style:style>
    <style:style style:name="P34" style:family="paragraph" style:parent-style-name="Text_20_body" style:list-style-name="L5">
      <style:text-properties style:font-name="Liberation Serif" fo:font-size="12pt" fo:font-weight="normal" officeooo:rsid="0016485b" officeooo:paragraph-rsid="00175302" style:font-size-asian="10.5pt" style:font-weight-asian="normal" style:font-size-complex="12pt" style:font-weight-complex="normal"/>
    </style:style>
    <style:style style:name="P35" style:family="paragraph" style:parent-style-name="Text_20_body" style:list-style-name="L8">
      <style:text-properties style:font-name="Liberation Serif" fo:font-size="12pt" fo:font-weight="normal" officeooo:rsid="0016485b" officeooo:paragraph-rsid="00180fe5" style:font-size-asian="10.5pt" style:font-weight-asian="normal" style:font-size-complex="12pt" style:font-weight-complex="normal"/>
    </style:style>
    <style:style style:name="P36" style:family="paragraph" style:parent-style-name="Text_20_body" style:list-style-name="L9">
      <style:text-properties style:font-name="Liberation Serif" fo:font-size="12pt" fo:font-weight="normal" officeooo:rsid="0016485b" officeooo:paragraph-rsid="00180fe5" style:font-size-asian="10.5pt" style:font-weight-asian="normal" style:font-size-complex="12pt" style:font-weight-complex="normal"/>
    </style:style>
    <style:style style:name="P37" style:family="paragraph" style:parent-style-name="Text_20_body" style:list-style-name="L4">
      <style:text-properties style:font-name="Liberation Serif" fo:font-size="12pt" fo:font-style="normal" fo:font-weight="normal" officeooo:rsid="00168467" officeooo:paragraph-rsid="00168467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 style:list-style-name="L6">
      <style:text-properties style:font-name="Liberation Serif" fo:font-size="12pt" fo:font-style="normal" fo:font-weight="normal" officeooo:rsid="0016485b" officeooo:paragraph-rsid="00175302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 style:list-style-name="L10">
      <style:text-properties style:font-name="Liberation Serif" fo:font-size="12pt" fo:font-style="normal" fo:font-weight="normal" officeooo:rsid="0016485b" officeooo:paragraph-rsid="00180fe5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 style:list-style-name="L11">
      <style:text-properties style:font-name="Liberation Serif" fo:font-size="12pt" fo:font-style="normal" fo:font-weight="normal" officeooo:rsid="0016485b" officeooo:paragraph-rsid="00180fe5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 style:list-style-name="L3">
      <style:text-properties officeooo:paragraph-rsid="0016485b"/>
    </style:style>
    <style:style style:name="P42" style:family="paragraph" style:parent-style-name="Text_20_body" style:list-style-name="L5"/>
    <style:style style:name="P43" style:family="paragraph" style:parent-style-name="Text_20_body" style:list-style-name="L7"/>
    <style:style style:name="P44" style:family="paragraph" style:parent-style-name="Text_20_body" style:list-style-name="L8"/>
    <style:style style:name="P45" style:family="paragraph" style:parent-style-name="Text_20_body" style:list-style-name="L10"/>
    <style:style style:name="P46" style:family="paragraph" style:parent-style-name="Text_20_body">
      <style:text-properties officeooo:rsid="0012f463" officeooo:paragraph-rsid="00168467"/>
    </style:style>
    <style:style style:name="P47" style:family="paragraph" style:parent-style-name="Text_20_body" style:list-style-name="L2">
      <style:paragraph-properties fo:margin-top="0cm" fo:margin-bottom="0cm" loext:contextual-spacing="false"/>
    </style:style>
    <style:style style:name="P48" style:family="paragraph" style:parent-style-name="Text_20_body" style:list-style-name="L4">
      <style:paragraph-properties fo:margin-top="0cm" fo:margin-bottom="0cm" loext:contextual-spacing="false"/>
      <style:text-properties officeooo:paragraph-rsid="00168467"/>
    </style:style>
    <style:style style:name="P49" style:family="paragraph" style:parent-style-name="Text_20_body" style:list-style-name="L5">
      <style:paragraph-properties fo:margin-top="0cm" fo:margin-bottom="0cm" loext:contextual-spacing="false"/>
    </style:style>
    <style:style style:name="P50" style:family="paragraph" style:parent-style-name="Text_20_body" style:list-style-name="L7">
      <style:paragraph-properties fo:margin-top="0cm" fo:margin-bottom="0cm" loext:contextual-spacing="false"/>
    </style:style>
    <style:style style:name="P51" style:family="paragraph" style:parent-style-name="Text_20_body" style:list-style-name="L7">
      <style:paragraph-properties fo:margin-top="0cm" fo:margin-bottom="0cm" loext:contextual-spacing="false"/>
      <style:text-properties officeooo:paragraph-rsid="00180fe5"/>
    </style:style>
    <style:style style:name="P52" style:family="paragraph" style:parent-style-name="Text_20_body" style:list-style-name="L8">
      <style:paragraph-properties fo:margin-top="0cm" fo:margin-bottom="0cm" loext:contextual-spacing="false"/>
    </style:style>
    <style:style style:name="P53" style:family="paragraph" style:parent-style-name="Text_20_body">
      <style:paragraph-properties fo:margin-top="0cm" fo:margin-bottom="0cm" loext:contextual-spacing="false"/>
      <style:text-properties officeooo:paragraph-rsid="001e75e4"/>
    </style:style>
    <style:style style:name="T1" style:family="text">
      <style:text-properties officeooo:rsid="0012df2a"/>
    </style:style>
    <style:style style:name="T2" style:family="text">
      <style:text-properties officeooo:rsid="0012f463"/>
    </style:style>
    <style:style style:name="T3" style:family="text">
      <style:text-properties officeooo:rsid="0014203c"/>
    </style:style>
    <style:style style:name="T4" style:family="text">
      <style:text-properties officeooo:rsid="001629f4"/>
    </style:style>
    <style:style style:name="T5" style:family="text">
      <style:text-properties officeooo:rsid="0016485b"/>
    </style:style>
    <style:style style:name="T6" style:family="text">
      <style:text-properties style:font-name="Liberation Serif" fo:font-size="12pt" fo:font-weight="normal" officeooo:rsid="0016485b" style:font-size-asian="10.5pt" style:font-weight-asian="normal" style:font-size-complex="12pt" style:font-weight-complex="normal"/>
    </style:style>
    <style:style style:name="T7" style:family="text">
      <style:text-properties style:font-name="Liberation Serif" fo:font-size="12pt" style:font-size-asian="10.5pt" style:font-size-complex="12pt"/>
    </style:style>
    <style:style style:name="T8" style:family="text">
      <style:text-properties style:font-name="Liberation Serif" fo:font-size="12pt" officeooo:rsid="00168467" style:font-size-asian="10.5pt" style:font-size-complex="12pt"/>
    </style:style>
    <style:style style:name="T9" style:family="text">
      <style:text-properties style:font-name="Liberation Serif" fo:font-size="12pt" fo:font-style="normal" fo:font-weight="normal" officeooo:rsid="00168467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font-style="normal" fo:font-weight="normal" officeooo:rsid="001e75e4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75302" style:font-style-asian="italic" style:font-style-complex="italic"/>
    </style:style>
    <style:style style:name="T13" style:family="text">
      <style:text-properties officeooo:rsid="001b794c"/>
    </style:style>
    <style:style style:name="T14" style:family="text">
      <style:text-properties officeooo:rsid="001d9001"/>
    </style:style>
    <style:style style:name="T15" style:family="text">
      <style:text-properties officeooo:rsid="001e75e4"/>
    </style:style>
    <style:style style:name="T16" style:family="text">
      <style:text-properties officeooo:rsid="001f9e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º</text:p>
      <text:p text:style-name="P11">Explica los pasos que seguirás y documentos generados para la creación de un videojuego que consiste en recorrer un laberinto para encontrar un tesoro. Usa la imaginación .</text:p>
      <text:p text:style-name="P2"/>
      <text:p text:style-name="P9">-Organización de el proyecto:</text:p>
      <text:p text:style-name="P1"/>
      <text:p text:style-name="P1">En primer lugar una vez creado el proyecto, me <text:span text:style-name="T3">dirigiré</text:span> a el <text:span text:style-name="T1">a</text:span>partado de el entorno “Project” el cual estructura los diferentes directorios y ficheros generados por mi proyecto, e <text:span text:style-name="T3">iré</text:span> creando las distintas carpetas que vaya a necesitar, en primer lugar una carpeta <text:span text:style-name="T1">llamada colores </text:span>dentro de Assets <text:span text:style-name="T1">y otra</text:span> llamada “Escenas”y dentro de esta cada Escena tendrá una subcarpeta con el nombre Escena1,2 o la que toque según el orden de ejecución.</text:p>
      <text:p text:style-name="P1">Dentro de cada una de estas subcarpetas de escenas, habrá <text:span text:style-name="T1">si se da el caso otras carpetas para organizar otros tipos de recursos específicos para <text:s/>cada escena, como Sprite en caso de 2D.</text:span></text:p>
      <text:p text:style-name="P1"/>
      <text:p text:style-name="P9"><text:span text:style-name="T2">-Construcción</text:span>:</text:p>
      <text:p text:style-name="P3"/>
      <text:p text:style-name="P3">En primer lugar creare un primer Asset o “3DObject” llamado “Plane”al cual <text:span text:style-name="T2">renombraría</text:span> como “suelo o plano”,y tras esto <text:span text:style-name="T2">crearía</text:span> un objecto <text:span text:style-name="T2">vació</text:span> o “Empty Object”(llamado pared) dentro de este crearía (como hijos) un objeto cubo el cual <text:span text:style-name="T2">colocaría</text:span> lo mas a ras de el plano “Suelo”, tras esto duplicar<text:span text:style-name="T2">í</text:span>a el cubo y usando la herramienta “Snap Setting” y las tecla de atajo CTRL + click <text:s/>izquierdo arrastrar<text:span text:style-name="T2">í</text:span>a solo una cuadricula el <text:s/>cubo duplicado para colocarlo de forma paralela en el eje X al anterior as<text:span text:style-name="T2">í</text:span> <text:span text:style-name="T2">consecutivamente</text:span> hasta acaba la primera fila, el siguiente paso seria seleccionar todos los cubos de esta fi<text:span text:style-name="T2">l</text:span>a y ejecutar la misma t<text:span text:style-name="T2">é</text:span>cnica pero <text:span text:style-name="T2">desplazándolos</text:span> una <text:span text:style-name="T2">cuadricula</text:span> de nuevo pero sobre el eje Y, de esta forma los colocar<text:span text:style-name="T2">í</text:span>amos a ras de la linea de cubos inferiores.</text:p>
      <text:p text:style-name="P3">Esta pared la duplicar<text:span text:style-name="T2">í</text:span>amos e ir<text:span text:style-name="T2">í</text:span>amos posicion<text:span text:style-name="T2">a</text:span>ndo <text:s/><text:span text:style-name="T2">las</text:span> pared<text:span text:style-name="T2">es</text:span> <text:span text:style-name="T2">que conforman el</text:span> laberinto.</text:p>
      <text:p text:style-name="P3">Tras esto crear<text:span text:style-name="T2">í</text:span>amos un objeto <text:span text:style-name="T2">capsula (llamado Tesoro) y la orbitaríamos hasta estar en posición <text:s/>horizontal paralela al eje X.</text:span></text:p>
      <text:p text:style-name="P3"/>
      <text:p text:style-name="P8">-Idea conceptual del juego:</text:p>
      <text:p text:style-name="P5"/>
      <text:p text:style-name="P6">Objetivo:</text:p>
      <text:p text:style-name="P5"><text:span text:style-name="T4">El</text:span> personaje <text:span text:style-name="T4">deberá</text:span> encontrara un tesoro <text:span text:style-name="T4">dentro de un laberinto</text:span> en un determinado tiempo, el cual iría en función de la complejidad de <text:span text:style-name="T4">dicho</text:span> laberinto (para esto se crearían varias escenas con diferentes laberintos, desde <text:span text:style-name="T4">uno</text:span> básico “solo con caminos”, <text:span text:style-name="T4">hasta</text:span> otros más complejos <text:span text:style-name="T4">y largos</text:span> con distintos obstáculos en algunos <text:span text:style-name="T4">de</text:span> los caminos<text:span text:style-name="T4">)</text:span>.</text:p>
      <text:p text:style-name="P5"/>
      <text:p text:style-name="P6">Extras:</text:p>
      <text:p text:style-name="P4">Dicho tesoro, puede estar tanto en el suelo, en el techo, <text:span text:style-name="T14">o</text:span> colgando de una pared.</text:p>
      <text:p text:style-name="P4">De este modo obliga al personaje a estar atento a todo su entorno y no solo al suelo.</text:p>
      <text:p text:style-name="P4">Este personaje, podría llevar una antorcha en la cual el efecto de partículas de <text:span text:style-name="T4">e</text:span>l fuego iría disminuyendo (como si esta se apagase) indicando el tiempo que tiene disponible antes de quedarse totalmente a oscuras .“<text:span text:style-name="T4">Este tiempo podría indicarse también sobre algún tipo de barra la cual iría disminuyendo”</text:span>.</text:p>
      <text:p text:style-name="P10"/>
      <text:p text:style-name="P4">Cada vez que este supera un nivel con X tiempo mínimo de sobra, se le añadiría una antorcha extra para el siguiente nivel.<text:span text:style-name="T3">(Este tiempo restante variara en función de la dificultad de el nivel, desde un 30% hasta un 5% de el total de tiempo disponible en el nivel superado).</text:span></text:p>
      <text:p text:style-name="P19">2º-<text:span text:style-name="T16">3º</text:span></text:p>
      <text:p text:style-name="P12">Haz una lista, con una descripción breve, de los motores de juegos más usados actualmente, así como, sus ventajas e inconvenientes. </text:p>
      <text:p text:style-name="P13"/>
      <text:p text:style-name="P14"><text:span text:style-name="T11">1-Unreal Engine </text:span><text:span text:style-name="T12">4</text:span><text:span text:style-name="T11">: </text:span></text:p>
      <text:p text:style-name="P17">Creado por Epic Games.</text:p>
      <text:p text:style-name="P17">Con el se crearon juegos como:</text:p>
      <text:list xml:id="list1657117136" text:style-name="L1">
        <text:list-item>
          <text:p text:style-name="P30">Fortnite.</text:p>
        </text:list-item>
        <text:list-item>
          <text:p text:style-name="P30">Unreal Tournament.</text:p>
        </text:list-item>
        <text:list-item>
          <text:p text:style-name="P30">Betman Arkham City.</text:p>
        </text:list-item>
      </text:list>
      <text:p text:style-name="P17">Entre otros….</text:p>
      <text:p text:style-name="P18"/>
      <text:p text:style-name="P14">Ventajas:</text:p>
      <text:list xml:id="list123801220" text:style-name="L2">
        <text:list-item>
          <text:p text:style-name="P32">Posee bastante potencia comparado con su competidor unity</text:p>
        </text:list-item>
        <text:list-item>
          <text:p text:style-name="P47">Gratuita,<text:span text:style-name="T5">pero </text:span>si <text:span text:style-name="T5">el</text:span> juego supera 3000$ de ganancia tienes que dar trimestal 5% de tu ganancia.</text:p>
        </text:list-item>
        <text:list-item>
          <text:p text:style-name="P47">Kit de desarrollo bastante amplio.</text:p>
        </text:list-item>
        <text:list-item>
          <text:p text:style-name="P31">Bastante documentació<text:span text:style-name="T5">n</text:span> <text:span text:style-name="T6">.</text:span></text:p>
        </text:list-item>
      </text:list>
      <text:p text:style-name="P23"><text:span text:style-name="T7">De</text:span><text:span text:style-name="T8">s</text:span><text:span text:style-name="T7">ven</text:span><text:span text:style-name="T8">ta</text:span><text:span text:style-name="T7">jas:</text:span></text:p>
      <text:list xml:id="list3466756407" text:style-name="L3">
        <text:list-item>
          <text:p text:style-name="P33">Consume muchos recursos de tu ordenador.</text:p>
        </text:list-item>
        <text:list-item>
          <text:p text:style-name="P41">El peso del proyecto es enorme.</text:p>
        </text:list-item>
      </text:list>
      <text:p text:style-name="P27">2-Unity:</text:p>
      <text:p text:style-name="P26"><text:span text:style-name="T9">Creado por </text:span><text:span text:style-name="T7">Unity Technologies.</text:span></text:p>
      <text:p text:style-name="P28">Con el se crearon juegos como:</text:p>
      <text:list xml:id="list2816928103" text:style-name="L4">
        <text:list-item>
          <text:p text:style-name="P37">Crossy road.</text:p>
        </text:list-item>
        <text:list-item>
          <text:p text:style-name="P48">Temple run.</text:p>
        </text:list-item>
        <text:list-item>
          <text:p text:style-name="P48">Kerbal space program.</text:p>
        </text:list-item>
        <text:list-item>
          <text:p text:style-name="P48">Assassins Creed Identity.</text:p>
        </text:list-item>
      </text:list>
      <text:p text:style-name="P20">Entre otros….</text:p>
      <text:p text:style-name="P20"/>
      <text:p text:style-name="P15">Ventajas:</text:p>
      <text:list xml:id="list2997531535" text:style-name="L5">
        <text:list-item>
          <text:p text:style-name="P34">Bastante sencillo comparado a sus competidores.</text:p>
        </text:list-item>
        <text:list-item>
          <text:p text:style-name="P49">Facilidad crear juegos tanto en 2d como en 3d .</text:p>
        </text:list-item>
        <text:list-item>
          <text:p text:style-name="P49">Totalmente gratuito.</text:p>
        </text:list-item>
        <text:list-item>
          <text:p text:style-name="P49">Kit de desarrollo bastante amplio.</text:p>
        </text:list-item>
        <text:list-item>
          <text:p text:style-name="P42">Bastante documentación.</text:p>
        </text:list-item>
      </text:list>
      <text:p text:style-name="P24"><text:span text:style-name="T7">De</text:span><text:span text:style-name="T8">s</text:span><text:span text:style-name="T7">ven</text:span><text:span text:style-name="T8">ta</text:span><text:span text:style-name="T7">jas:</text:span></text:p>
      <text:list xml:id="list1882308038" text:style-name="L6">
        <text:list-item>
          <text:p text:style-name="P38">No tiene la potencia de Unreal Engine 4.</text:p>
        </text:list-item>
      </text:list>
      <text:p text:style-name="P20"/>
      <text:p text:style-name="P20"/>
      <text:p text:style-name="P20"/>
      <text:h text:style-name="P22" text:outline-level="2"><text:soft-page-break/>-Cryengine:</text:h>
      <text:p text:style-name="P53"><text:span text:style-name="T10">Creadores </text:span>Crysis de Crytek <text:span text:style-name="T15">(Empresa Alemana)</text:span></text:p>
      <text:p text:style-name="P53"><text:span text:style-name="T15">la cual obtuvo su </text:span>fama a raíz de los efectos de iluminación y el realismo.</text:p>
      <text:p text:style-name="P53"><text:s/></text:p>
      <text:p text:style-name="P29">Con el se crearon juegos como:</text:p>
      <text:list xml:id="list3603595798" text:style-name="L7">
        <text:list-item>
          <text:p text:style-name="P51">Saga de FarCry.</text:p>
        </text:list-item>
        <text:list-item>
          <text:p text:style-name="P50">Saga de Crysis.</text:p>
        </text:list-item>
        <text:list-item>
          <text:p text:style-name="P50">Evolve.</text:p>
        </text:list-item>
        <text:list-item>
          <text:p text:style-name="P43">Warface.</text:p>
        </text:list-item>
      </text:list>
      <text:p text:style-name="P21">Entre otros….</text:p>
      <text:p text:style-name="P21"/>
      <text:p text:style-name="P16">Ventajas:</text:p>
      <text:list xml:id="list875280830" text:style-name="L8">
        <text:list-item>
          <text:p text:style-name="P35">Potencia descomunal.</text:p>
        </text:list-item>
        <text:list-item>
          <text:p text:style-name="P52">Kit de desarrollo bastante amplio.</text:p>
        </text:list-item>
        <text:list-item>
          <text:p text:style-name="P52">Bastante documentación.</text:p>
        </text:list-item>
        <text:list-item>
          <text:p text:style-name="P44">Permite crear juegos en 3D estereoscópico<text:span text:style-name="T13">(Gafas de realidad virtual o VR)</text:span>.</text:p>
        </text:list-item>
      </text:list>
      <text:list xml:id="list1232897681" text:style-name="L9">
        <text:list-header>
          <text:p text:style-name="P36"/>
        </text:list-header>
      </text:list>
      <text:p text:style-name="P25"><text:span text:style-name="T7">De</text:span><text:span text:style-name="T8">s</text:span><text:span text:style-name="T7">ven</text:span><text:span text:style-name="T8">ta</text:span><text:span text:style-name="T7">jas:</text:span></text:p>
      <text:list xml:id="list3287207258" text:style-name="L10">
        <text:list-item>
          <text:p text:style-name="P39">Consume muchos recursos de tu ordenador.</text:p>
        </text:list-item>
        <text:list-item>
          <text:p text:style-name="P45">Hay que apuntarse a un sistema de suscripción para usarlo libremente..</text:p>
        </text:list-item>
      </text:list>
      <text:list xml:id="list563190109" text:style-name="L11">
        <text:list-header>
          <text:p text:style-name="P40"/>
        </text:list-header>
      </text:list>
      <text:p text:style-name="P21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3:21:04.125000000</meta:creation-date>
    <dc:date>2019-09-21T20:06:00.277000000</dc:date>
    <meta:editing-duration>PT5H49M3S</meta:editing-duration>
    <meta:editing-cycles>13</meta:editing-cycles>
    <meta:generator>LibreOffice/6.2.5.2$Windows_X86_64 LibreOffice_project/1ec314fa52f458adc18c4f025c545a4e8b22c159</meta:generator>
    <meta:document-statistic meta:table-count="0" meta:image-count="0" meta:object-count="0" meta:page-count="3" meta:paragraph-count="70" meta:word-count="754" meta:character-count="4450" meta:non-whitespace-character-count="3786"/>
  </office:meta>
</office:document-meta>
</file>